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27.2cm"/>
    </style:style>
    <style:style style:name="gr2" style:family="graphic" style:parent-style-name="standard">
      <style:graphic-properties draw:fill-color="#1c1c1c" draw:textarea-horizontal-align="justify" draw:textarea-vertical-align="middle" draw:auto-grow-height="false" fo:min-height="0.751cm" fo:min-width="27.201cm"/>
    </style:style>
    <style:style style:name="gr3" style:family="graphic" style:parent-style-name="standard">
      <style:graphic-properties draw:fill-color="#1c1c1c" draw:textarea-horizontal-align="justify" draw:textarea-vertical-align="middle" draw:auto-grow-height="false" fo:min-height="1.65cm" fo:min-width="27.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72cm" fo:min-width="10.83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246cm" fo:min-width="0cm"/>
    </style:style>
    <style:style style:name="gr6" style:family="graphic" style:parent-style-name="standard">
      <style:graphic-properties svg:stroke-color="#999999" draw:fill-color="#808080" draw:textarea-horizontal-align="justify" draw:textarea-vertical-align="middle" draw:auto-grow-height="false" fo:min-height="9.75cm" fo:min-width="20.3cm"/>
    </style:style>
    <style:style style:name="gr7" style:family="graphic" style:parent-style-name="standard">
      <style:graphic-properties svg:stroke-width="0.028cm" svg:stroke-color="#00a933" draw:marker-start-width="0.242cm" draw:marker-end-width="0.242cm" draw:fill-color="#eeeeee" draw:textarea-horizontal-align="justify" draw:textarea-vertical-align="middle" draw:auto-grow-height="false" fo:min-height="4.522cm" fo:min-width="3.172cm" fo:padding-top="0.139cm" fo:padding-bottom="0.139cm" fo:padding-left="0.264cm" fo:padding-right="0.26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05cm" fo:min-width="1.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72cm" fo:min-width="2.82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72cm" fo:min-width="2.222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382cm" fo:min-width="2.232cm"/>
      <style:paragraph-properties style:writing-mode="lr-tb"/>
    </style:style>
    <style:style style:name="gr12" style:family="graphic" style:parent-style-name="standard">
      <style:graphic-properties svg:stroke-width="0.028cm" svg:stroke-color="#00a933" draw:marker-start-width="0.242cm" draw:marker-end-width="0.242cm" draw:fill-color="#eeeeee" draw:textarea-horizontal-align="justify" draw:textarea-vertical-align="middle" draw:auto-grow-height="false" fo:min-height="14.622cm" fo:min-width="17.272cm" fo:padding-top="0.139cm" fo:padding-bottom="0.139cm" fo:padding-left="0.264cm" fo:padding-right="0.264cm"/>
      <style:paragraph-properties style:writing-mode="lr-tb"/>
    </style:style>
    <style:style style:name="gr13" style:family="graphic" style:parent-style-name="standard">
      <style:graphic-properties svg:stroke-width="0.028cm" svg:stroke-color="#00a933" draw:marker-start-width="0.242cm" draw:marker-end-width="0.242cm" draw:fill-color="#eeeeee" draw:textarea-horizontal-align="justify" draw:textarea-vertical-align="middle" draw:auto-grow-height="false" fo:min-height="10.822cm" fo:min-width="6.272cm" fo:padding-top="0.139cm" fo:padding-bottom="0.139cm" fo:padding-left="0.264cm" fo:padding-right="0.26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0.75cm" fo:min-width="8.4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35cm" fo:min-width="5.7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35cm" fo:min-width="5.7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75cm" fo:min-width="11.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1c1c1c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4.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1cm" svg:x="1cm" svg:y="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7.7cm" svg:height="1.9cm" svg:x="1cm" svg:y="18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.41cm" svg:height="0.8cm" svg:x="8.337cm" svg:y="3.5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7cm" svg:height="0.7cm" svg:x="20.047cm" svg:y="3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0.8cm" svg:height="10cm" svg:x="4.4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7cm" svg:height="4.8cm" svg:x="4.4cm" svg:y="6.3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2cm" svg:height="0.3cm" svg:x="4.5cm" svg:y="9.9cm">
          <text:p text:style-name="P1"><text:span text:style-name="T1">titr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cm" svg:height="0.3cm" svg:x="4.5cm" svg:y="10.3cm">
          <text:p text:style-name="P1"><text:span text:style-name="T1">auteur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cm" svg:height="0.3cm" svg:x="4.5cm" svg:y="10.7cm">
          <text:p text:style-name="P1"><text:span text:style-name="T1">.....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7cm" svg:height="4.8cm" svg:x="4.4cm" svg:y="11.5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2cm" svg:height="0.3cm" svg:x="4.5cm" svg:y="15.1cm">
          <text:p text:style-name="P1"><text:span text:style-name="T1">titr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cm" svg:height="0.3cm" svg:x="4.5cm" svg:y="15.5cm">
          <text:p text:style-name="P1"><text:span text:style-name="T1">auteur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cm" svg:height="0.3cm" svg:x="4.5cm" svg:y="15.9cm">
          <text:p text:style-name="P1"><text:span text:style-name="T1">.....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7cm" svg:height="4.8cm" svg:x="8.5cm" svg:y="6.3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2cm" svg:height="0.3cm" svg:x="8.6cm" svg:y="9.9cm">
          <text:p text:style-name="P1"><text:span text:style-name="T1">titr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cm" svg:height="0.3cm" svg:x="8.6cm" svg:y="10.3cm">
          <text:p text:style-name="P1"><text:span text:style-name="T1">auteur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cm" svg:height="0.3cm" svg:x="8.6cm" svg:y="10.7cm">
          <text:p text:style-name="P1"><text:span text:style-name="T1">.....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7cm" svg:height="4.8cm" svg:x="8.5cm" svg:y="11.5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2cm" svg:height="0.3cm" svg:x="8.6cm" svg:y="15.1cm">
          <text:p text:style-name="P1"><text:span text:style-name="T1">titr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cm" svg:height="0.3cm" svg:x="8.6cm" svg:y="15.5cm">
          <text:p text:style-name="P1"><text:span text:style-name="T1">auteur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cm" svg:height="0.3cm" svg:x="8.6cm" svg:y="15.9cm">
          <text:p text:style-name="P1"><text:span text:style-name="T1">.....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cm" svg:height="0.8cm" svg:x="21.5cm" svg:y="1.1cm">
          <text:p text:style-name="P1">connex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8cm" svg:height="0.8cm" svg:x="25.3cm" svg:y="1.1cm">
          <text:p text:style-name="P1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.8cm" svg:height="0.7cm" svg:x="8.4cm" svg:y="4.6cm">
          <text:p text:style-name="P1">Aut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2" draw:text-style-name="P2" draw:layer="layout" svg:width="27.7cm" svg:height="1cm" svg:x="1cm" svg:y="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7.7cm" svg:height="1.9cm" svg:x="1cm" svg:y="1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7.8cm" svg:height="14.9cm" svg:x="6.1cm" svg:y="2.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.4cm" svg:height="0.8cm" svg:x="21.5cm" svg:y="1.1cm">
          <text:p text:style-name="P1">connex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8cm" svg:height="0.8cm" svg:x="25.3cm" svg:y="1.1cm">
          <text:p text:style-name="P1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6.8cm" svg:height="11.1cm" svg:x="6.7cm" svg:y="5.3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8.9cm" svg:height="11cm" svg:x="14.5cm" svg:y="5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6.2cm" svg:height="0.6cm" svg:x="14.6cm" svg:y="5.9cm">
          <text:p text:style-name="P1">Titre: -------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6.2cm" svg:height="0.6cm" svg:x="14.6cm" svg:y="6.6cm">
          <text:p text:style-name="P1">Auteur: -------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6.2cm" svg:height="0.6cm" svg:x="14.6cm" svg:y="7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6.2cm" svg:height="0.6cm" svg:x="14.6cm" svg:y="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1.9cm" svg:height="1cm" svg:x="9.2cm" svg:y="3.2cm">
          <text:p text:style-name="P1"><text:span text:style-name="T2">TITR</text:span><text:span text:style-name="T2">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09:03:58.729072947</meta:creation-date>
    <dc:date>2022-08-12T09:37:14.615811798</dc:date>
    <meta:editing-duration>PT33M14S</meta:editing-duration>
    <meta:editing-cycles>20</meta:editing-cycles>
    <meta:generator>LibreOffice/6.4.7.2$Linux_X86_64 LibreOffice_project/40$Build-2</meta:generator>
    <meta:document-statistic meta:object-count="37"/>
  </office:meta>
</office:document-meta>
</file>